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9e154" officeooo:paragraph-rsid="0019e154"/>
    </style:style>
    <style:style style:name="P2" style:family="paragraph" style:parent-style-name="Standard">
      <style:text-properties officeooo:rsid="0019e154" officeooo:paragraph-rsid="0065dd95"/>
    </style:style>
    <style:style style:name="P3" style:family="paragraph" style:parent-style-name="Standard">
      <style:text-properties officeooo:rsid="003d6cd7" officeooo:paragraph-rsid="00a72628"/>
    </style:style>
    <style:style style:name="P4" style:family="paragraph" style:parent-style-name="Standard">
      <style:text-properties fo:color="#000000" loext:opacity="100%" fo:font-weight="normal" officeooo:rsid="007e13c7" officeooo:paragraph-rsid="007e13c7" style:font-weight-asian="normal" style:font-weight-complex="normal"/>
    </style:style>
    <style:style style:name="P5" style:family="paragraph" style:parent-style-name="Standard">
      <style:text-properties fo:color="#000000" loext:opacity="100%" style:font-name="Liberation Serif" fo:font-size="12pt" fo:font-style="italic" fo:font-weight="normal" officeooo:rsid="007a7349" officeooo:paragraph-rsid="007a7349" style:font-size-asian="12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text-properties fo:color="#000000" loext:opacity="100%" style:font-name="Liberation Serif" fo:font-size="12pt" fo:font-weight="normal" officeooo:paragraph-rsid="007b0899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22pt" fo:font-weight="bold" officeooo:rsid="006d8687" officeooo:paragraph-rsid="006d8687" style:font-size-asian="22pt" style:font-weight-asian="bold" style:font-size-complex="22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>
      <style:text-properties style:font-name="Liberation Serif" fo:font-size="12pt" officeooo:rsid="00181681" officeooo:paragraph-rsid="00181681" style:font-size-asian="12pt" style:font-size-complex="12pt"/>
    </style:style>
    <style:style style:name="P10" style:family="paragraph" style:parent-style-name="Standard">
      <style:text-properties style:font-name="Liberation Serif" fo:font-size="12pt" officeooo:rsid="0019e154" officeooo:paragraph-rsid="0019e154" style:font-size-asian="12pt" style:font-size-complex="12pt"/>
    </style:style>
    <style:style style:name="P11" style:family="paragraph" style:parent-style-name="Standard">
      <style:text-properties style:font-name="Liberation Serif" fo:font-size="12pt" officeooo:rsid="00b244b2" officeooo:paragraph-rsid="00b244b2" style:font-size-asian="12pt" style:font-size-complex="12pt"/>
    </style:style>
    <style:style style:name="P12" style:family="paragraph" style:parent-style-name="Standard">
      <style:text-properties style:font-name="Liberation Serif" fo:font-size="12pt" fo:font-weight="normal" officeooo:rsid="0030daaf" officeooo:paragraph-rsid="00651a7e" style:font-size-asian="12pt" style:font-weight-asian="normal" style:font-size-complex="12pt" style:font-weight-complex="normal"/>
    </style:style>
    <style:style style:name="P13" style:family="paragraph" style:parent-style-name="Standard">
      <style:text-properties style:font-name="Liberation Serif" fo:font-size="12pt" fo:font-weight="normal" officeooo:rsid="002efd78" officeooo:paragraph-rsid="00651a7e" style:font-size-asian="12pt" style:font-weight-asian="normal" style:font-size-complex="12pt" style:font-weight-complex="normal"/>
    </style:style>
    <style:style style:name="P14" style:family="paragraph" style:parent-style-name="Standard">
      <style:text-properties style:font-name="Liberation Serif" fo:font-size="12pt" fo:font-weight="normal" officeooo:rsid="00328c9a" officeooo:paragraph-rsid="00651a7e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font-name="Liberation Serif" fo:font-size="12pt" fo:font-weight="normal" officeooo:rsid="004cb592" officeooo:paragraph-rsid="00651a7e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708e49" officeooo:paragraph-rsid="00708e49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86e7d2" officeooo:paragraph-rsid="0086e7d2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style="italic" fo:font-weight="normal" officeooo:rsid="00722faf" officeooo:paragraph-rsid="00722faf" style:font-size-asian="12pt" style:font-style-asian="italic" style:font-weight-asian="normal" style:font-size-complex="12pt" style:font-style-complex="italic" style:font-weight-complex="normal"/>
    </style:style>
    <style:style style:name="P19" style:family="paragraph" style:parent-style-name="Standard">
      <style:text-properties style:font-name="Liberation Serif" fo:font-size="12pt" fo:font-style="italic" fo:font-weight="normal" officeooo:rsid="00761afb" officeooo:paragraph-rsid="00761afb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3" style:family="paragraph" style:parent-style-name="Standard">
      <loext:graphic-properties draw:fill-gradient-name="gradient" draw:fill-hatch-name="hatch"/>
    </style:style>
    <style:style style:name="P24" style:family="paragraph" style:parent-style-name="Standard">
      <style:text-properties officeooo:rsid="007e13c7" officeooo:paragraph-rsid="00819c48"/>
    </style:style>
    <style:style style:name="P25" style:family="paragraph" style:parent-style-name="Standard" style:master-page-name="">
      <loext:graphic-properties draw:fill-gradient-name="gradient" draw:fill-hatch-name="hatch"/>
      <style:paragraph-properties style:page-number="auto"/>
    </style:style>
    <style:style style:name="P26" style:family="paragraph" style:parent-style-name="Standard">
      <style:text-properties officeooo:rsid="00aea2cf" officeooo:paragraph-rsid="00aea2cf"/>
    </style:style>
    <style:style style:name="P27" style:family="paragraph" style:parent-style-name="Text_20_body">
      <style:text-properties officeooo:rsid="00ab03b6" officeooo:paragraph-rsid="00ab03b6"/>
    </style:style>
    <style:style style:name="P28" style:family="paragraph" style:parent-style-name="Heading_20_1">
      <style:text-properties style:font-name="Liberation Serif" fo:font-size="12pt" style:font-size-asian="12pt" style:font-size-complex="12pt"/>
    </style:style>
    <style:style style:name="P29" style:family="paragraph" style:parent-style-name="Heading_20_1">
      <style:text-properties officeooo:paragraph-rsid="008dc460"/>
    </style:style>
    <style:style style:name="P30" style:family="paragraph" style:parent-style-name="Heading_20_2">
      <style:text-properties style:font-name="Liberation Serif" fo:font-size="12pt" style:font-size-asian="12pt" style:font-size-complex="12pt"/>
    </style:style>
    <style:style style:name="P31" style:family="paragraph" style:parent-style-name="Heading_20_2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32" style:family="paragraph" style:parent-style-name="Heading_20_3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P33" style:family="paragraph" style:parent-style-name="Heading_20_3">
      <style:text-properties style:font-name="Liberation Serif" fo:font-size="12pt" fo:font-weight="normal" officeooo:rsid="0019e154" officeooo:paragraph-rsid="00aab7ec" style:font-size-asian="12pt" style:font-weight-asian="normal" style:font-size-complex="12pt" style:font-weight-complex="normal"/>
    </style:style>
    <style:style style:name="P34" style:family="paragraph" style:parent-style-name="Heading_20_3">
      <style:text-properties officeooo:paragraph-rsid="00a6c537"/>
    </style:style>
    <style:style style:name="P35" style:family="paragraph" style:parent-style-name="Standard" style:list-style-name="L1">
      <style:text-properties officeooo:paragraph-rsid="0071839e"/>
    </style:style>
    <style:style style:name="P36" style:family="paragraph" style:parent-style-name="Standard" style:list-style-name="L1">
      <style:text-properties officeooo:rsid="008f9592" officeooo:paragraph-rsid="008f9592"/>
    </style:style>
    <style:style style:name="P37" style:family="paragraph" style:parent-style-name="Standard" style:list-style-name="L1">
      <style:text-properties style:font-name="Liberation Serif" fo:font-size="12pt" fo:font-weight="normal" officeooo:rsid="008f9592" officeooo:paragraph-rsid="008f9592" style:font-size-asian="12pt" style:font-weight-asian="normal" style:font-size-complex="12pt" style:font-weight-complex="normal"/>
    </style:style>
    <style:style style:name="P38" style:family="paragraph" style:parent-style-name="Standard" style:list-style-name="L2">
      <style:text-properties style:font-name="Liberation Serif" fo:font-size="12pt" fo:font-weight="normal" officeooo:rsid="00761afb" officeooo:paragraph-rsid="00761afb" style:font-size-asian="12pt" style:font-weight-asian="normal" style:font-size-complex="12pt" style:font-weight-complex="normal"/>
    </style:style>
    <style:style style:name="P39" style:family="paragraph" style:parent-style-name="Standard" style:list-style-name="L2">
      <style:text-properties style:font-name="Liberation Serif" fo:font-size="12pt" fo:font-weight="normal" officeooo:rsid="00952145" officeooo:paragraph-rsid="00952145" style:font-size-asian="12pt" style:font-weight-asian="normal" style:font-size-complex="12pt" style:font-weight-complex="normal"/>
    </style:style>
    <style:style style:name="P40" style:family="paragraph" style:parent-style-name="Standard" style:list-style-name="L2">
      <style:text-properties style:font-name="Liberation Serif" fo:font-size="12pt" fo:font-weight="normal" officeooo:rsid="0096da81" officeooo:paragraph-rsid="009858b1" style:font-size-asian="12pt" style:font-weight-asian="normal" style:font-size-complex="12pt" style:font-weight-complex="normal"/>
    </style:style>
    <style:style style:name="P41" style:family="paragraph" style:parent-style-name="Standard" style:list-style-name="L4">
      <style:text-properties style:font-name="Liberation Serif" fo:font-size="12pt" fo:font-weight="normal" officeooo:rsid="0086e7d2" officeooo:paragraph-rsid="009aaefa" style:font-size-asian="12pt" style:font-weight-asian="normal" style:font-size-complex="12pt" style:font-weight-complex="normal"/>
    </style:style>
    <style:style style:name="P42" style:family="paragraph" style:parent-style-name="Standard" style:list-style-name="L4">
      <style:text-properties style:font-name="Liberation Serif" fo:font-size="12pt" fo:font-weight="normal" officeooo:rsid="009aaefa" officeooo:paragraph-rsid="009aaefa" style:font-size-asian="12pt" style:font-weight-asian="normal" style:font-size-complex="12pt" style:font-weight-complex="normal"/>
    </style:style>
    <style:style style:name="P43" style:family="paragraph" style:parent-style-name="Standard" style:list-style-name="L3">
      <style:text-properties officeooo:paragraph-rsid="006f0f0f"/>
    </style:style>
    <style:style style:name="P44" style:family="paragraph" style:parent-style-name="Standard" style:list-style-name="L5">
      <style:text-properties fo:color="#000000" loext:opacity="100%" style:font-name="Liberation Serif" fo:font-size="12pt" fo:font-weight="normal" officeooo:rsid="0078a9f6" officeooo:paragraph-rsid="00a30b29" style:font-size-asian="12pt" style:font-weight-asian="normal" style:font-size-complex="12pt" style:font-weight-complex="normal"/>
    </style:style>
    <style:style style:name="P45" style:family="paragraph" style:parent-style-name="Standard" style:list-style-name="L5">
      <style:text-properties fo:color="#000000" loext:opacity="100%" style:font-name="Liberation Serif" fo:font-size="12pt" fo:font-weight="normal" officeooo:rsid="00a1b30c" officeooo:paragraph-rsid="00a30b29" style:font-size-asian="12pt" style:font-weight-asian="normal" style:font-size-complex="12pt" style:font-weight-complex="normal"/>
    </style:style>
    <style:style style:name="P46" style:family="paragraph" style:parent-style-name="Standard" style:list-style-name="L5">
      <style:text-properties fo:color="#000000" loext:opacity="100%" style:font-name="Liberation Serif" fo:font-size="12pt" fo:font-weight="normal" officeooo:rsid="00a30b29" officeooo:paragraph-rsid="00a30b29" style:font-size-asian="12pt" style:font-weight-asian="normal" style:font-size-complex="12pt" style:font-weight-complex="normal"/>
    </style:style>
    <style:style style:name="P47" style:family="paragraph" style:parent-style-name="Standard" style:list-style-name="L6">
      <style:text-properties officeooo:paragraph-rsid="00aab7ec"/>
    </style:style>
    <style:style style:name="P48" style:family="paragraph" style:parent-style-name="Standard" style:list-style-name="L6">
      <style:text-properties officeooo:paragraph-rsid="00819c48"/>
    </style:style>
    <style:style style:name="P49" style:family="paragraph" style:parent-style-name="Standard" style:list-style-name="L6">
      <style:text-properties officeooo:rsid="00a34122" officeooo:paragraph-rsid="00aab7ec"/>
    </style:style>
    <style:style style:name="P50" style:family="paragraph" style:parent-style-name="Standard" style:list-style-name="L6">
      <style:text-properties officeooo:rsid="00a34122" officeooo:paragraph-rsid="00a56b25"/>
    </style:style>
    <style:style style:name="P51" style:family="paragraph" style:parent-style-name="Standard" style:list-style-name="L7">
      <style:text-properties officeooo:paragraph-rsid="00a72628"/>
    </style:style>
    <style:style style:name="P52" style:family="paragraph" style:parent-style-name="Standard" style:list-style-name="L7">
      <style:text-properties officeooo:rsid="00a8eb98" officeooo:paragraph-rsid="00a9fef0"/>
    </style:style>
    <style:style style:name="P53" style:family="paragraph" style:parent-style-name="Standard">
      <style:text-properties fo:font-style="italic" officeooo:rsid="00bb12a7" officeooo:paragraph-rsid="00bb12a7" style:font-style-asian="italic" style:font-style-complex="italic"/>
    </style:style>
    <style:style style:name="T1" style:family="text">
      <style:text-properties officeooo:rsid="0024d036"/>
    </style:style>
    <style:style style:name="T2" style:family="text">
      <style:text-properties officeooo:rsid="0025825d"/>
    </style:style>
    <style:style style:name="T3" style:family="text">
      <style:text-properties officeooo:rsid="00263e43"/>
    </style:style>
    <style:style style:name="T4" style:family="text">
      <style:text-properties fo:color="#000000" loext:opacity="100%" style:font-name="Liberation Serif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" style:family="text">
      <style:text-properties fo:color="#000000" loext:opacity="100%" style:font-name="Liberation Serif" fo:font-size="12pt" fo:font-style="italic" fo:font-weight="normal" officeooo:rsid="00aab7ec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officeooo:rsid="00761afb"/>
    </style:style>
    <style:style style:name="T7" style:family="text">
      <style:text-properties officeooo:rsid="007744e6"/>
    </style:style>
    <style:style style:name="T8" style:family="text">
      <style:text-properties officeooo:rsid="0078a9f6"/>
    </style:style>
    <style:style style:name="T9" style:family="text">
      <style:text-properties fo:font-size="12pt" fo:font-style="italic" style:font-size-asian="12pt" style:font-style-asian="italic" style:font-size-complex="12pt" style:font-style-complex="italic"/>
    </style:style>
    <style:style style:name="T10" style:family="text">
      <style:text-properties fo:font-size="12pt" fo:font-style="italic" officeooo:rsid="00366129" style:font-size-asian="12pt" style:font-style-asian="italic" style:font-size-complex="12pt" style:font-style-complex="italic"/>
    </style:style>
    <style:style style:name="T11" style:family="text">
      <style:text-properties officeooo:rsid="007f82de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bold" officeooo:rsid="00761afb" style:font-weight-asian="bold" style:font-weight-complex="bold"/>
    </style:style>
    <style:style style:name="T14" style:family="text">
      <style:text-properties fo:font-weight="bold" officeooo:rsid="0078a9f6" style:font-weight-asian="bold" style:font-weight-complex="bold"/>
    </style:style>
    <style:style style:name="T15" style:family="text">
      <style:text-properties fo:font-weight="bold" officeooo:rsid="007744e6" style:font-weight-asian="bold" style:font-weight-complex="bold"/>
    </style:style>
    <style:style style:name="T16" style:family="text">
      <style:text-properties fo:font-weight="bold" officeooo:rsid="00adc6d8" style:font-weight-asian="bold" style:font-weight-complex="bold"/>
    </style:style>
    <style:style style:name="T17" style:family="text">
      <style:text-properties officeooo:rsid="0082d0e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71839e" style:font-style-asian="italic" style:font-style-complex="italic"/>
    </style:style>
    <style:style style:name="T20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21" style:family="text">
      <style:text-properties style:font-name="Liberation Serif" fo:font-size="12pt" fo:font-weight="normal" officeooo:rsid="0071839e" style:font-size-asian="12pt" style:font-weight-asian="normal" style:font-size-complex="12pt" style:font-weight-complex="normal"/>
    </style:style>
    <style:style style:name="T22" style:family="text">
      <style:text-properties style:font-name="Liberation Serif" fo:font-size="12pt" fo:font-weight="normal" officeooo:rsid="006f0f0f" style:font-size-asian="12pt" style:font-weight-asian="normal" style:font-size-complex="12pt" style:font-weight-complex="normal"/>
    </style:style>
    <style:style style:name="T23" style:family="text">
      <style:text-properties style:font-name="Liberation Serif" fo:font-size="12pt" fo:font-weight="normal" officeooo:rsid="00708e49" style:font-size-asian="12pt" style:font-weight-asian="normal" style:font-size-complex="12pt" style:font-weight-complex="normal"/>
    </style:style>
    <style:style style:name="T24" style:family="text">
      <style:text-properties style:font-name="Liberation Serif" fo:font-size="12pt" fo:font-weight="normal" officeooo:rsid="008f9592" style:font-size-asian="12pt" style:font-weight-asian="normal" style:font-size-complex="12pt" style:font-weight-complex="normal"/>
    </style:style>
    <style:style style:name="T25" style:family="text">
      <style:text-properties style:font-name="Liberation Serif" fo:font-size="12pt" fo:font-weight="normal" officeooo:rsid="007e13c7" style:font-size-asian="12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a6c537" style:font-size-asian="12pt" style:font-weight-asian="normal" style:font-size-complex="12pt" style:font-weight-complex="normal"/>
    </style:style>
    <style:style style:name="T2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8" style:family="text">
      <style:text-properties style:font-name="Liberation Serif" fo:font-size="12pt" fo:font-weight="bold" officeooo:rsid="0082d0e1" style:font-size-asian="12pt" style:font-weight-asian="bold" style:font-size-complex="12pt" style:font-weight-complex="bold"/>
    </style:style>
    <style:style style:name="T29" style:family="text">
      <style:text-properties style:font-name="Liberation Serif" fo:font-size="12pt" fo:font-weight="bold" officeooo:rsid="007e13c7" style:font-size-asian="12pt" style:font-weight-asian="bold" style:font-size-complex="12pt" style:font-weight-complex="bold"/>
    </style:style>
    <style:style style:name="T30" style:family="text">
      <style:text-properties style:font-name="Liberation Serif" fo:font-size="12pt" fo:font-weight="bold" officeooo:rsid="00adc6d8" style:font-size-asian="12pt" style:font-weight-asian="bold" style:font-size-complex="12pt" style:font-weight-complex="bold"/>
    </style:style>
    <style:style style:name="T31" style:family="text">
      <style:text-properties style:font-name="Liberation Serif" fo:font-size="12pt" officeooo:rsid="0082d0e1" style:font-size-asian="12pt" style:font-size-complex="12pt"/>
    </style:style>
    <style:style style:name="T32" style:family="text">
      <style:text-properties style:font-name="Liberation Serif" fo:font-size="12pt" officeooo:rsid="003f3fb9" style:font-size-asian="12pt" style:font-size-complex="12pt"/>
    </style:style>
    <style:style style:name="T33" style:family="text">
      <style:text-properties style:font-name="Liberation Serif" fo:font-size="12pt" officeooo:rsid="008dc460" style:font-size-asian="12pt" style:font-size-complex="12pt"/>
    </style:style>
    <style:style style:name="T34" style:family="text">
      <style:text-properties officeooo:rsid="007e13c7"/>
    </style:style>
    <style:style style:name="T35" style:family="text">
      <style:text-properties officeooo:rsid="00887cbd"/>
    </style:style>
    <style:style style:name="T36" style:family="text">
      <style:text-properties officeooo:rsid="00952145"/>
    </style:style>
    <style:style style:name="T37" style:family="text">
      <style:text-properties officeooo:rsid="009858b1"/>
    </style:style>
    <style:style style:name="T38" style:family="text">
      <style:text-properties officeooo:rsid="009aaefa"/>
    </style:style>
    <style:style style:name="T39" style:family="text">
      <style:text-properties officeooo:rsid="009b5376"/>
    </style:style>
    <style:style style:name="T40" style:family="text">
      <style:text-properties officeooo:rsid="00a1b30c"/>
    </style:style>
    <style:style style:name="T41" style:family="text">
      <style:text-properties officeooo:rsid="00a30b29"/>
    </style:style>
    <style:style style:name="T42" style:family="text">
      <style:text-properties officeooo:rsid="00a34122"/>
    </style:style>
    <style:style style:name="T43" style:family="text">
      <style:text-properties officeooo:rsid="00a56b25"/>
    </style:style>
    <style:style style:name="T44" style:family="text">
      <style:text-properties officeooo:rsid="00a6c537"/>
    </style:style>
    <style:style style:name="T45" style:family="text">
      <style:text-properties officeooo:rsid="00a72628"/>
    </style:style>
    <style:style style:name="T46" style:family="text">
      <style:text-properties officeooo:rsid="00a8eb98"/>
    </style:style>
    <style:style style:name="T47" style:family="text">
      <style:text-properties officeooo:rsid="00a9fef0"/>
    </style:style>
    <style:style style:name="T48" style:family="text">
      <style:text-properties officeooo:rsid="00aab7ec"/>
    </style:style>
    <style:style style:name="T49" style:family="text">
      <style:text-properties officeooo:rsid="00adc6d8"/>
    </style:style>
    <style:style style:name="T50" style:family="text">
      <style:text-properties officeooo:rsid="00b3bf75"/>
    </style:style>
    <style:style style:name="T51" style:family="text">
      <style:text-properties officeooo:rsid="00b6d879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Formulá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7">Documento de especificação de requisitos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6">Elaborado por: Carlos Giovano Cunha Mendonça</text:p>
      <text:p text:style-name="P1"/>
      <text:p text:style-name="P1"/>
      <text:p text:style-name="P1"/>
      <text:p text:style-name="P8">JULHO DE 2022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ário1_Head">
            <text:p text:style-name="Contents_20_Heading"><text:soft-page-break/>Sumário</text:p>
          </text:index-title>
          <text:p text:style-name="P20"><text:a xlink:type="simple" xlink:href="#__RefHeading___Toc1068_3113645871" text:style-name="Index_20_Link" text:visited-style-name="Index_20_Link">1. OBJETIVOS<text:tab/>3</text:a></text:p>
          <text:p text:style-name="P20"><text:a xlink:type="simple" xlink:href="#__RefHeading___Toc1070_3113645871" text:style-name="Index_20_Link" text:visited-style-name="Index_20_Link">2. ESCOPO GERAL DO PRODUTO<text:tab/>3</text:a></text:p>
          <text:p text:style-name="P20"><text:a xlink:type="simple" xlink:href="#__RefHeading___Toc1072_3113645871" text:style-name="Index_20_Link" text:visited-style-name="Index_20_Link">3. CONVENÇÕES, TERMOS E ABREVIAÇÕES<text:tab/>3</text:a></text:p>
          <text:p text:style-name="P20"><text:a xlink:type="simple" xlink:href="#__RefHeading___Toc1074_3113645871" text:style-name="Index_20_Link" text:visited-style-name="Index_20_Link">4. CASOS DE USO<text:tab/>3</text:a></text:p>
          <text:p text:style-name="P20"><text:a xlink:type="simple" xlink:href="#__RefHeading___Toc1076_3113645871" text:style-name="Index_20_Link" text:visited-style-name="Index_20_Link">5. REQUISITOS DE USUÁRIO<text:tab/>3</text:a></text:p>
          <text:p text:style-name="P21"><text:a xlink:type="simple" xlink:href="#__RefHeading___Toc1078_3113645871" text:style-name="Index_20_Link" text:visited-style-name="Index_20_Link">5.1 Administrador<text:tab/>3</text:a></text:p>
          <text:p text:style-name="P22"><text:a xlink:type="simple" xlink:href="#__RefHeading___Toc1186_3113645871" text:style-name="Index_20_Link" text:visited-style-name="Index_20_Link">RF001 – MANTER PROFESSOR<text:tab/>3</text:a></text:p>
          <text:p text:style-name="P22"><text:a xlink:type="simple" xlink:href="#__RefHeading___Toc1188_3113645871" text:style-name="Index_20_Link" text:visited-style-name="Index_20_Link">RF002 – MANTER DISCIPLINA<text:tab/>3</text:a></text:p>
          <text:p text:style-name="P22"><text:a xlink:type="simple" xlink:href="#__RefHeading___Toc1190_3113645871" text:style-name="Index_20_Link" text:visited-style-name="Index_20_Link">RF003 – MANTER TURMA<text:tab/>4</text:a></text:p>
          <text:p text:style-name="P22"><text:a xlink:type="simple" xlink:href="#__RefHeading___Toc1192_3113645871" text:style-name="Index_20_Link" text:visited-style-name="Index_20_Link">RF004 – MANTER HORÁRIO<text:tab/>4</text:a></text:p>
          <text:p text:style-name="P22"><text:a xlink:type="simple" xlink:href="#__RefHeading___Toc1194_3113645871" text:style-name="Index_20_Link" text:visited-style-name="Index_20_Link">RF005 – MANTER ALUNO<text:tab/>4</text:a></text:p>
          <text:p text:style-name="P22"><text:a xlink:type="simple" xlink:href="#__RefHeading___Toc1250_1410251408" text:style-name="Index_20_Link" text:visited-style-name="Index_20_Link">RF006 – MANTER BIMESTRE<text:tab/>4</text:a></text:p>
          <text:p text:style-name="P21"><text:a xlink:type="simple" xlink:href="#__RefHeading___Toc1080_3113645871" text:style-name="Index_20_Link" text:visited-style-name="Index_20_Link">5.2 Professor<text:tab/>4</text:a></text:p>
          <text:p text:style-name="P22"><text:a xlink:type="simple" xlink:href="#__RefHeading___Toc1196_3113645871" text:style-name="Index_20_Link" text:visited-style-name="Index_20_Link">RF007 – MANTER AULA<text:tab/>4</text:a></text:p>
          <text:p text:style-name="P22"><text:a xlink:type="simple" xlink:href="#__RefHeading___Toc1196_31136458711" text:style-name="Index_20_Link" text:visited-style-name="Index_20_Link">RF008 – MANTER FREQUÊNCIA<text:tab/>5</text:a></text:p>
          <text:p text:style-name="P20"><text:a xlink:type="simple" xlink:href="#__RefHeading___Toc1076_31136458711" text:style-name="Index_20_Link" text:visited-style-name="Index_20_Link">5. REQUISITOS DO SISTEMA<text:tab/>5</text:a></text:p>
        </text:index-body>
      </text:table-of-conten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 text:is-list-header="true"><text:bookmark-start text:name="__RefHeading___Toc1068_3113645871"/><text:soft-page-break/><text:span text:style-name="T28">1. </text:span><text:span text:style-name="T27">OBJETIVOS</text:span><text:bookmark-end text:name="__RefHeading___Toc1068_3113645871"/></text:h>
      <text:p text:style-name="P9"/>
      <text:p text:style-name="P9"><text:span text:style-name="T1"><text:tab/>O objetivo do sistema é fornecer uma interface para o gerenciamento de sala/turmas por parte dos professores, permitindo o armazenamento das informações sobre aulas, conteúdos destas, faltas </text:span><text:span text:style-name="T2">de </text:span><text:span text:style-name="T1">alunos e notas em um armazenamento na nuvem, podendo facilitar, também, o gerenciamento pelo setor administrativo escolar.</text:span></text:p>
      <text:p text:style-name="P9"/>
      <text:h text:style-name="P28" text:outline-level="1"><text:bookmark-start text:name="__RefHeading___Toc1070_3113645871"/><text:span text:style-name="T17">2. </text:span>ESCOPO GERAL DO PRODUTO<text:bookmark-end text:name="__RefHeading___Toc1070_3113645871"/></text:h>
      <text:p text:style-name="P10"><text:tab/><text:span text:style-name="T3">SEM INFORMAÇÃO</text:span></text:p>
      <text:p text:style-name="P10"/>
      <text:h text:style-name="P28" text:outline-level="1"><text:bookmark-start text:name="__RefHeading___Toc1072_3113645871"/><text:span text:style-name="T17">3. </text:span>CONVENÇÕES, TERMOS E ABREVIAÇÕES<text:bookmark-end text:name="__RefHeading___Toc1072_3113645871"/></text:h>
      <text:p text:style-name="P10"><text:tab/><text:span text:style-name="T3">SEM INFORMAÇÃO</text:span></text:p>
      <text:p text:style-name="P10"/>
      <text:h text:style-name="P28" text:outline-level="1"><text:bookmark-start text:name="__RefHeading___Toc1074_3113645871"/><text:span text:style-name="T17">4. </text:span>CASOS DE USO<text:bookmark-end text:name="__RefHeading___Toc1074_3113645871"/></text:h>
      <text:p text:style-name="P11"><text:tab/>O sistema interagirá, basicamente, com os seguintes atores: secretário(a) escolar e professor da instituição. Tais atores deverão ter atribuições e permissões diferentes uns dos outros. <text:span text:style-name="T50">O administrador ficará responsável por gerir a clientela e os funcionários da escola, além de questões relativas à organização escolar, como o horário, início e fim das aulas etc. <text:s/></text:span><text:span text:style-name="T51">O professor ficará responsável por gerenciar as aulas, presenças e notas dos alunos no sistema. Nesse sentido, o sistema contará com um banco de dados, além de uma API para o acesso.</text:span></text:p>
      <text:p text:style-name="P10"/>
      <text:h text:style-name="P28" text:outline-level="1"><text:bookmark-start text:name="__RefHeading___Toc1076_3113645871"/><text:span text:style-name="T17">5. </text:span>REQUISITOS DE USUÁRIO<text:bookmark-end text:name="__RefHeading___Toc1076_3113645871"/></text:h>
      <text:h text:style-name="P30" text:outline-level="2"><text:bookmark-start text:name="__RefHeading___Toc1078_3113645871"/><text:span text:style-name="T17">5.1 </text:span>Administrador<text:bookmark-end text:name="__RefHeading___Toc1078_3113645871"/></text:h>
      <text:h text:style-name="P32" text:outline-level="3"><text:bookmark-start text:name="__RefHeading___Toc1186_3113645871"/><text:span text:style-name="T12">RF001</text:span> – MANTER PROFESSOR<text:bookmark-end text:name="__RefHeading___Toc1186_3113645871"/></text:h>
      <text:p text:style-name="P18">Prioridade: alta.</text:p>
      <text:list xml:id="list2227246484" text:style-name="L1">
        <text:list-item>
          <text:p text:style-name="P35"><text:span text:style-name="T24">[RF001.1] </text:span><text:span text:style-name="T21">O sistema deve permitir o cadastro do professor que deverá contar com os seguintes campos: nome completo, endereço, data de nascimento, tipo de vínculo (temporário, efetivo). O administrador será o responsável por gerenciar os dados (criação, exclusão do cadastro e atualização das informações).</text:span></text:p>
        </text:list-item>
        <text:list-item>
          <text:p text:style-name="P36"><text:span text:style-name="T20">[RF001.2] </text:span><text:span text:style-name="T21">O </text:span><text:span text:style-name="T20">sistema deve permitir a exclusão do cadastro do professor como um todo. Deve exibir uma tela de confirmação para tal ação.</text:span></text:p>
        </text:list-item>
        <text:list-item>
          <text:p text:style-name="P37">[RF001.3] O sistema deve permitir a alteração dos campos: nome completo, endereço, data de nascimento e o tipo de vínculo.</text:p>
        </text:list-item>
        <text:list-item>
          <text:p text:style-name="P37">[RF001.4] O sistema deve ser capaz de ler e exibir as informações cadastradas do professor.</text:p>
        </text:list-item>
      </text:list>
      <text:p text:style-name="P13"/>
      <text:h text:style-name="P32" text:outline-level="3"><text:bookmark-start text:name="__RefHeading___Toc1188_3113645871"/><text:span text:style-name="T13">RF002</text:span><text:span text:style-name="T6"> – MANTER </text:span>DISCIPLINA<text:bookmark-end text:name="__RefHeading___Toc1188_3113645871"/></text:h>
      <text:p text:style-name="P19">Prioridade: baixa</text:p>
      <text:list xml:id="list3755515851" text:style-name="L2">
        <text:list-item>
          <text:p text:style-name="P38"><text:span text:style-name="T36">[RF002.1] </text:span>O sistema deve permitir o cadastro, exclusão, atualização e leitura da disciplina. O cadastro deve ter os seguintes dados: nome das disciplinas, carga horária, professor responsável pela disciplina.</text:p>
        </text:list-item>
        <text:list-item>
          <text:p text:style-name="P39">[RF002.2] O sistema deve permitir a exclusão da disciplina cadastrada em conjunto com todos os seus dados, devendo exibir uma tela de confirmação.</text:p>
        </text:list-item>
        <text:list-item>
          <text:p text:style-name="P40"><text:span text:style-name="T36">[RF002.</text:span><text:span text:style-name="T37">3</text:span><text:span text:style-name="T36">] </text:span>O sistema de permitir atualizar as informações do cadastro realizado. Ao final deve exibir uma tela de confirmação.</text:p>
        </text:list-item>
        <text:list-item>
          <text:p text:style-name="P40"><text:soft-page-break/><text:span text:style-name="T36">[RF002.</text:span><text:span text:style-name="T37">4</text:span><text:span text:style-name="T36">] </text:span>O sistema deve <text:span text:style-name="T37">permitir a leitura dos dados gravador.</text:span></text:p>
        </text:list-item>
      </text:list>
      <text:p text:style-name="P12"/>
      <text:h text:style-name="P32" text:outline-level="3"><text:bookmark-start text:name="__RefHeading___Toc1190_3113645871"/><text:span text:style-name="T13">RF003</text:span><text:span text:style-name="T6"> – MANTER </text:span>TURMA<text:bookmark-end text:name="__RefHeading___Toc1190_3113645871"/></text:h>
      <text:p text:style-name="P16"><text:span text:style-name="T18">Prioridad</text:span><text:span text:style-name="T19">e: média.</text:span></text:p>
      <text:list xml:id="list473312914" text:style-name="L3">
        <text:list-item>
          <text:p text:style-name="P43"><text:span text:style-name="T22">O sistema deve permitir o cadastro/inserção, exclusão, atualização e consulta das informações das turmas, além de permitir a adição ou associação de alunos e horário nessa. O administrador poderá realizar tais operações, ou seja, manter (criar, excluir, atualizar e ler) os estudantes na turma. </text:span><text:span text:style-name="T23">Cada turma contará com algumas informações básicas, como: ano/série, turma, turno, horário e a lista de estudantes matriculados.</text:span></text:p>
        </text:list-item>
      </text:list>
      <text:p text:style-name="P14"/>
      <text:h text:style-name="P32" text:outline-level="3"><text:bookmark-start text:name="__RefHeading___Toc1192_3113645871"/><text:span text:style-name="T15">RF004</text:span><text:span text:style-name="T7"> – MANTER </text:span>HORÁRIO<text:bookmark-end text:name="__RefHeading___Toc1192_3113645871"/></text:h>
      <text:p text:style-name="P17">Prioridade: baixa</text:p>
      <text:list xml:id="list3440661925" text:style-name="L4">
        <text:list-item>
          <text:p text:style-name="P41"><text:span text:style-name="T36">[RF00</text:span><text:span text:style-name="T39">4</text:span><text:span text:style-name="T36">.</text:span><text:span text:style-name="T38">1</text:span><text:span text:style-name="T36">] </text:span>O sistema deve permitir o<text:span text:style-name="T35">s</text:span> cadastros das disciplinas em uma “grade” conforme os dias da semana e a duração individual de cada aula.</text:p>
        </text:list-item>
        <text:list-item>
          <text:p text:style-name="P42"><text:span text:style-name="T36">[RF00</text:span><text:span text:style-name="T39">4</text:span>.2<text:span text:style-name="T36">] </text:span>O sistema deve permitir a exclusão de uma grade de horários criada.</text:p>
        </text:list-item>
        <text:list-item>
          <text:p text:style-name="P42"><text:span text:style-name="T36">[RF00</text:span><text:span text:style-name="T39">4</text:span>.3<text:span text:style-name="T36">] </text:span>O sistema deve permitir a alteração dos dados contidos no cadastro da grade.</text:p>
        </text:list-item>
        <text:list-item>
          <text:p text:style-name="P42"><text:span text:style-name="T36">[RF00</text:span><text:span text:style-name="T39">4</text:span><text:span text:style-name="T36">.</text:span><text:span text:style-name="T37">4</text:span><text:span text:style-name="T36">] </text:span>O sistema deve permitir a leitura dos dados cad<text:span text:style-name="T40">a</text:span>strados.</text:p>
        </text:list-item>
      </text:list>
      <text:p text:style-name="P15"/>
      <text:h text:style-name="P32" text:outline-level="3"><text:bookmark-start text:name="__RefHeading___Toc1194_3113645871"/><text:span text:style-name="T14">RF005</text:span><text:span text:style-name="T8"> – MANTER </text:span>ALUNO<text:bookmark-end text:name="__RefHeading___Toc1194_3113645871"/></text:h>
      <text:p text:style-name="P5">Prioridade: alto.</text:p>
      <text:list xml:id="list2079627725" text:style-name="L5">
        <text:list-item>
          <text:p text:style-name="P44"><text:span text:style-name="T36">[RF00</text:span><text:span text:style-name="T41">5</text:span><text:span text:style-name="T36">.</text:span><text:span text:style-name="T38">1</text:span><text:span text:style-name="T36">] </text:span>Permitir o cadastro do aluno, bem como a atualização das informações, mudança da situação (ativo, inativo, transferido) e leitura dos dados. O cadastro para o aluno deve conter as seguintes informações: nome completo, endereço (rua, número, complemento, bairro, cidade, UF), data de nascimento, número de matrícula e a sua situação que deverá ser mudada entre os estados ativo, inativo e transferido o que mudará a disponibilidade para inserção e alteração de outras informações pelo professor. </text:p>
        </text:list-item>
        <text:list-item>
          <text:p text:style-name="P45"><text:span text:style-name="T36">[RF00</text:span><text:span text:style-name="T41">5</text:span><text:span text:style-name="T36">.</text:span><text:span text:style-name="T41">2</text:span><text:span text:style-name="T36">] </text:span>O sistema deve permitir a alteração dos dados do cadastro do aluno.</text:p>
        </text:list-item>
        <text:list-item>
          <text:p text:style-name="P45"><text:span text:style-name="T36">[RF00</text:span><text:span text:style-name="T41">5</text:span><text:span text:style-name="T36">.</text:span><text:span text:style-name="T41">3</text:span><text:span text:style-name="T36">] </text:span>O sistema deve permitir a leitura dos dados dos alunos cadastrados.</text:p>
        </text:list-item>
        <text:list-item>
          <text:p text:style-name="P46"><text:span text:style-name="T36">[RF00</text:span>5<text:span text:style-name="T36">.</text:span>4<text:span text:style-name="T36">] </text:span>O sistema deve permitir a alteração da situação do aluno (ativo, inativo, transferido), mas não a “exclusão” do banco de dados.</text:p>
        </text:list-item>
      </text:list>
      <text:p text:style-name="P6"/>
      <text:h text:style-name="P33" text:outline-level="3"><text:bookmark-start text:name="__RefHeading___Toc1250_1410251408"/><text:span text:style-name="T14">RF00</text:span><text:span text:style-name="T16">6</text:span><text:span text:style-name="T8"> – MANTER </text:span><text:span text:style-name="T48">BIMESTRE</text:span><text:bookmark-end text:name="__RefHeading___Toc1250_1410251408"/></text:h>
      <text:p text:style-name="P27"><text:span text:style-name="T5">P</text:span><text:span text:style-name="T4">rioridade: alta.</text:span></text:p>
      <text:list xml:id="list3047338904" text:style-name="L6">
        <text:list-item>
          <text:p text:style-name="P47"><text:span text:style-name="T43">[RF006.1] </text:span><text:span text:style-name="T48">O sistema deve permitir a criação dos bimestres, com os seguintes campos: nome, período (intervalo de tempo entre datas), ou seja, data início e data fim. </text:span></text:p>
        </text:list-item>
        <text:list-item>
          <text:p text:style-name="P49"><text:span text:style-name="T43">[RF006.2] </text:span><text:span text:style-name="T48">O sistema deve permitir a exclusão do cadastro do bimestre.</text:span></text:p>
        </text:list-item>
        <text:list-item>
          <text:p text:style-name="P49"><text:span text:style-name="T43">[RF006.3] </text:span>O sistema deve permitir a alteração dos dados cadastrados.</text:p>
        </text:list-item>
      </text:list>
      <text:h text:style-name="P31" text:outline-level="2" text:is-list-header="true"/>
      <text:h text:style-name="P31" text:outline-level="2"><text:bookmark-start text:name="__RefHeading___Toc1080_3113645871"/><text:span text:style-name="T17">5</text:span>.<text:span text:style-name="T17">2 </text:span>Professo<text:span text:style-name="T48">r</text:span><text:bookmark-end text:name="__RefHeading___Toc1080_3113645871"/></text:h>
      <text:h text:style-name="P32" text:outline-level="3"><text:bookmark-start text:name="__RefHeading___Toc1196_3113645871"/><text:span text:style-name="T12">RF00</text:span><text:span text:style-name="T16">7</text:span> – MANTER AULA<text:bookmark-end text:name="__RefHeading___Toc1196_3113645871"/></text:h>
      <text:p text:style-name="P4"><text:span text:style-name="T10">P</text:span><text:span text:style-name="T9">rioridade: baixa</text:span></text:p>
      <text:list xml:id="list161240202367685" text:continue-numbering="true" text:style-name="L6">
        <text:list-item>
          <text:p text:style-name="P48"><text:span text:style-name="T43">[RF00</text:span><text:span text:style-name="T49">7</text:span><text:span text:style-name="T43">.1] </text:span><text:span text:style-name="T34">O sistema deve permitir que o professor cadastre uma aula com os seguintes dados: </text:span><text:span text:style-name="T42">bimestre</text:span><text:span text:style-name="T34"> conteúdo, data, recursos didáticos, observações, status de execução(executada, não executada), data de execução, </text:span><text:span text:style-name="T11">relatório de </text:span><text:span text:style-name="T34">execução </text:span><text:span text:style-name="T11">da aula.</text:span></text:p>
        </text:list-item>
        <text:list-item>
          <text:p text:style-name="P50"><text:soft-page-break/><text:span text:style-name="T43">[RF00</text:span><text:span text:style-name="T49">7</text:span><text:span text:style-name="T43">.2] </text:span>O sistema deve permitir a exclusão da aula cadastrada, antes, exibindo uma tela de confirmação.</text:p>
        </text:list-item>
        <text:list-item>
          <text:p text:style-name="P50"><text:span text:style-name="T43">[RF00</text:span><text:span text:style-name="T49">7</text:span><text:span text:style-name="T43">.3] </text:span>O sistema deve permitir a alteração dos dados cadastrados pelo professor.</text:p>
        </text:list-item>
        <text:list-item>
          <text:p text:style-name="P50"><text:span text:style-name="T43">[RF00</text:span><text:span text:style-name="T49">7</text:span><text:span text:style-name="T43">.4] </text:span>O sistema deve permitir a leitura dos dados cadastrados <text:span text:style-name="T43">pelo professor.</text:span></text:p>
        </text:list-item>
      </text:list>
      <text:p text:style-name="P24"/>
      <text:h text:style-name="P34" text:outline-level="3"><text:bookmark-start text:name="__RefHeading___Toc1196_31136458711"/><text:span text:style-name="T29">RF00</text:span><text:span text:style-name="T30">8</text:span><text:span text:style-name="T25"> – MANTER </text:span><text:span text:style-name="T26">FREQUÊNCIA</text:span><text:bookmark-end text:name="__RefHeading___Toc1196_31136458711"/></text:h>
      <text:p text:style-name="P53">Prioridade: baixa</text:p>
      <text:p text:style-name="P53"/>
      <text:list xml:id="list1740002851" text:style-name="L7">
        <text:list-item>
          <text:p text:style-name="P51"><text:span text:style-name="T46">[RF00</text:span><text:span text:style-name="T49">8</text:span><text:span text:style-name="T46">.1] </text:span><text:span text:style-name="T45">Para a data da aula cadastrada o sistema deve permitir que o professor cadastre um novo registro de frequência, sendo possível atribuir três estados para cada estudante: presença, falta justificada, falta.</text:span></text:p>
        </text:list-item>
        <text:list-item>
          <text:p text:style-name="P52">[RF00<text:span text:style-name="T49">8</text:span>.<text:span text:style-name="T47">2</text:span>] O sistema deve permitir a exclusão do registro criado pelo professor.</text:p>
        </text:list-item>
        <text:list-item>
          <text:p text:style-name="P52">[RF00<text:span text:style-name="T49">8</text:span>.<text:span text:style-name="T47">3</text:span>] O sistema deve permitir a alteração dos dados do registro de frequência criado pelo professor.</text:p>
        </text:list-item>
        <text:list-item>
          <text:p text:style-name="P52">[RF00<text:span text:style-name="T49">8</text:span>.<text:span text:style-name="T47">4</text:span>] O sistema deve permitir a leitura dos dados do registro de frequência.</text:p>
        </text:list-item>
      </text:list>
      <text:p text:style-name="P3"/>
      <text:h text:style-name="P29" text:outline-level="1"><text:bookmark-start text:name="__RefHeading___Toc1076_31136458711"/><text:span text:style-name="T31">5. </text:span><text:span text:style-name="T32">REQUISITOS D</text:span><text:span text:style-name="T33">O SISTEMA</text:span><text:bookmark-end text:name="__RefHeading___Toc1076_31136458711"/></text:h>
      <text:p text:style-name="P25"/>
      <text:p text:style-name="P23"><text:bookmark-start text:name="__RefHeading___Toc1196_311364587111"/><text:span text:style-name="T12">RF009</text:span> – Ser exposto utilizando NODE.JS para a API.<text:bookmark-end text:name="__RefHeading___Toc1196_311364587111"/></text:p>
      <text:p text:style-name="P23"/>
      <text:p text:style-name="P23"><text:bookmark-start text:name="__RefHeading___Toc1196_3113645871111"/><text:span text:style-name="T12">RF0010</text:span> – Ser consumido via WebApp.<text:bookmark-end text:name="__RefHeading___Toc1196_3113645871111"/></text:p>
      <text:p text:style-name="P23"/>
      <text:p text:style-name="P23"><text:bookmark-start text:name="__RefHeading___Toc1196_3113645871112"/><text:span text:style-name="T12">RF0011</text:span> – Deve possuir um sistema de login para acesso.<text:bookmark-end text:name="__RefHeading___Toc1196_3113645871112"/></text:p>
      <text:p text:style-name="P23"/>
      <text:p text:style-name="P23"><text:bookmark-start text:name="__RefHeading___Toc1196_3113645871113"/><text:span text:style-name="T12">RF0012</text:span> – O acesso varia de acordo com o cargo que o usuário possui (professor ou administrador).<text:bookmark-end text:name="__RefHeading___Toc1196_3113645871113"/></text:p>
      <text:p text:style-name="P23"/>
      <text:p text:style-name="P23"><text:bookmark-start text:name="__RefHeading___Toc1196_3113645871114"/><text:span text:style-name="T12">RF0013</text:span> – Emitir relatório de faltas de acordo com o bimestre.<text:bookmark-end text:name="__RefHeading___Toc1196_3113645871114"/></text:p>
      <text:p text:style-name="P23"/>
      <text:p text:style-name="P23"><text:bookmark-start text:name="__RefHeading___Toc1196_3113645871115"/><text:span text:style-name="T12">RF0014</text:span> – Utilizar um banco de dados relacional.<text:bookmark-end text:name="__RefHeading___Toc1196_3113645871115"/></text:p>
      <text:p text:style-name="P23"/>
      <text:p text:style-name="P23"><text:bookmark-start text:name="__RefHeading___Toc1196_31136458711141"/><text:span text:style-name="T12">RF0015</text:span> – Emitir relatório de notas por aluno de todas as disciplinas considerando o bimestre.<text:bookmark-end text:name="__RefHeading___Toc1196_31136458711141"/></text:p>
      <text:p text:style-name="P23"/>
      <text:p text:style-name="P23"><text:bookmark-start text:name="__RefHeading___Toc1196_3113645871116"/><text:span text:style-name="T12">RF0016</text:span> – Salvar ou enviar as informações para o servidor a cada 5 minutos.<text:bookmark-end text:name="__RefHeading___Toc1196_3113645871116"/>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language-complex="zxx" style:country-complex="none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register-truth-ref-style-name="Text_20_body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5T16:12:37.768000000</dc:date>
    <meta:editing-duration>P1DT4H9M19S</meta:editing-duration>
    <meta:editing-cycles>131</meta:editing-cycles>
    <meta:generator>LibreOffice/7.3.3.2$Windows_X86_64 LibreOffice_project/d1d0ea68f081ee2800a922cac8f79445e4603348</meta:generator>
    <meta:document-statistic meta:table-count="0" meta:image-count="0" meta:object-count="0" meta:page-count="5" meta:paragraph-count="84" meta:word-count="1020" meta:character-count="6471" meta:non-whitespace-character-count="5532"/>
  </office:meta>
</office:document-meta>
</file>